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35cm" draw:marker-end-width="0.35cm" draw:fill="solid" draw:fill-color="#cccccc" draw:textarea-horizontal-align="justify" draw:textarea-vertical-align="middle" draw:auto-grow-height="false" fo:min-height="1.4cm" fo:min-width="3.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333333" draw:marker-start-width="0.35cm" draw:marker-end-width="0.35cm" draw:fill="solid" draw:fill-color="#cccccc" draw:textarea-horizontal-align="justify" draw:textarea-vertical-align="middle" draw:auto-grow-height="false" fo:min-height="1.9cm" fo:min-width="3.15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svg:stroke-width="0.1cm" svg:stroke-color="#333333" draw:marker-start-width="0.35cm" draw:marker-end-width="0.35cm" draw:fill="solid" draw:fill-color="#cccccc" draw:textarea-horizontal-align="justify" draw:textarea-vertical-align="middle" draw:auto-grow-height="false" fo:min-height="1.4cm" fo:min-width="3.15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standard">
      <style:graphic-properties svg:stroke-width="0.1cm" svg:stroke-color="#333333" draw:marker-start-width="0.35cm" draw:marker-end-width="0.35cm" draw:fill="solid" draw:fill-color="#dddddd" draw:textarea-horizontal-align="justify" draw:textarea-vertical-align="middle" draw:auto-grow-height="false" fo:min-height="1.026cm" fo:min-width="1.526cm" fo:padding-top="0.175cm" fo:padding-bottom="0.175cm" fo:padding-left="0.3cm" fo:padding-right="0.3cm"/>
      <style:paragraph-properties style:writing-mode="lr-tb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objectwithoutfill">
      <style:graphic-properties draw:marker-end="Arrowheads_20_16" draw:marker-end-width="0.3cm" draw:fill="none" draw:textarea-vertical-align="middle"/>
    </style:style>
    <style:style style:name="gr15" style:family="graphic" style:parent-style-name="objectwithoutfill">
      <style:graphic-properties draw:marker-end="Arrowheads_20_17" draw:marker-end-width="0.3cm" draw:fill="none" draw:textarea-vertical-align="middle"/>
    </style:style>
    <style:style style:name="gr16" style:family="graphic" style:parent-style-name="objectwithoutfill">
      <style:graphic-properties draw:marker-end="Arrowheads_20_18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.75cm" svg:x="1.5cm" svg:y="4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75cm" svg:height="2.25cm" svg:x="7.75cm" svg:y="3.75cm">
          <text:p text:style-name="P1">Boolean Expression 1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75cm" svg:height="2.25cm" svg:x="12.5cm" svg:y="3.75cm">
          <text:p text:style-name="P1">Boolean Expression 2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5cm" svg:y1="4.875cm" svg:x2="9.625cm" svg:y2="3.75cm" draw:start-shape="id1" draw:start-glue-point="1" draw:end-shape="id2" draw:end-glue-point="0" svg:d="M5500 4875h1125v-1675h3000v550" svg:viewBox="0 0 4126 1676">
          <text:p text:style-name="P1">IF</text:p>
        </draw:connector>
        <draw:connector draw:style-name="gr4" draw:text-style-name="P3" draw:layer="layout" draw:line-skew="-4.8cm" svg:x1="11.5cm" svg:y1="4.875cm" svg:x2="14.375cm" svg:y2="3.75cm" draw:start-shape="id2" draw:start-glue-point="1" draw:end-shape="id3" draw:end-glue-point="0" svg:d="M11500 4875h500v-1675h2375v550" svg:viewBox="0 0 2876 1676">
          <text:p/>
        </draw:connector>
        <draw:connector draw:style-name="gr5" draw:text-style-name="P3" draw:layer="layout" svg:x1="16.25cm" svg:y1="4.875cm" svg:x2="19.625cm" svg:y2="3.75cm" draw:start-shape="id3" draw:start-glue-point="1" draw:end-shape="id4" draw:end-glue-point="0" svg:d="M16250 4875h750v-1675h2625v550" svg:viewBox="0 0 3376 1676">
          <text:p/>
        </draw:connector>
        <draw:custom-shape draw:style-name="gr6" draw:text-style-name="P2" xml:id="id5" draw:id="id5" draw:layer="layout" svg:width="3.75cm" svg:height="1.75cm" svg:x="4cm" svg:y="7.25cm">
          <text:p text:style-name="P1">Code Block 1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75cm" svg:height="2.25cm" svg:x="17.75cm" svg:y="3.75cm">
          <text:p text:style-name="P1">Boolean Expression <text:s/>3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75cm" svg:height="1.75cm" svg:x="9.75cm" svg:y="7.25cm">
          <text:p text:style-name="P1">Code Block 2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75cm" svg:height="1.75cm" svg:x="15cm" svg:y="7.25cm">
          <text:p text:style-name="P1">Code Block 3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75cm" svg:height="2.25cm" svg:x="21.5cm" svg:y="6.75cm">
          <text:p text:style-name="P1">Default Code Block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625cm" svg:y1="6cm" svg:x2="7.75cm" svg:y2="8.125cm" draw:start-shape="id2" draw:start-glue-point="2" draw:end-shape="id5" draw:end-glue-point="1" svg:d="M9625 6000v2125h-1875" svg:viewBox="0 0 1876 2126">
          <text:p/>
        </draw:connector>
        <draw:connector draw:style-name="gr8" draw:text-style-name="P3" draw:layer="layout" svg:x1="14.375cm" svg:y1="6cm" svg:x2="13.5cm" svg:y2="8.125cm" draw:start-shape="id3" draw:start-glue-point="2" draw:end-shape="id6" draw:end-glue-point="1" svg:d="M14375 6000v2125h-875" svg:viewBox="0 0 876 2126">
          <text:p/>
        </draw:connector>
        <draw:connector draw:style-name="gr9" draw:text-style-name="P3" draw:layer="layout" svg:x1="19.625cm" svg:y1="6cm" svg:x2="18.75cm" svg:y2="8.125cm" draw:start-shape="id4" draw:start-glue-point="2" draw:end-shape="id7" draw:end-glue-point="1" svg:d="M19625 6000v2125h-875" svg:viewBox="0 0 876 2126">
          <text:p/>
        </draw:connector>
        <draw:connector draw:style-name="gr10" draw:text-style-name="P3" draw:layer="layout" svg:x1="21.5cm" svg:y1="4.875cm" svg:x2="23.375cm" svg:y2="6.75cm" draw:start-shape="id4" draw:start-glue-point="1" draw:end-shape="id8" draw:end-glue-point="0" svg:d="M21500 4875h1875v1875" svg:viewBox="0 0 1876 1876">
          <text:p/>
        </draw:connector>
        <draw:line draw:style-name="gr11" draw:text-style-name="P3" draw:layer="layout" svg:x1="3.55cm" svg:y1="1.75cm" svg:x2="3.55cm" svg:y2="4cm">
          <text:p/>
        </draw:line>
        <draw:custom-shape draw:style-name="gr12" draw:text-style-name="P4" xml:id="id9" draw:id="id9" draw:layer="layout" svg:width="4.25cm" svg:height="2.75cm" svg:x="12cm" svg:y="11cm">
          <text:p text:style-name="P1">O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5.875cm" svg:y1="9cm" svg:x2="14.125cm" svg:y2="11cm" draw:start-shape="id5" draw:start-glue-point="2" draw:end-shape="id9" draw:end-glue-point="4" svg:d="M5875 9000v1000h8250v1000" svg:viewBox="0 0 8251 2001">
          <text:p/>
        </draw:connector>
        <draw:connector draw:style-name="gr14" draw:text-style-name="P3" draw:layer="layout" svg:x1="11.625cm" svg:y1="9cm" svg:x2="14.125cm" svg:y2="11cm" draw:start-shape="id6" draw:start-glue-point="2" draw:end-shape="id9" draw:end-glue-point="4" svg:d="M11625 9000v1000h2500v1000" svg:viewBox="0 0 2501 2001">
          <text:p/>
        </draw:connector>
        <draw:connector draw:style-name="gr15" draw:text-style-name="P3" draw:layer="layout" svg:x1="16.875cm" svg:y1="9cm" svg:x2="14.125cm" svg:y2="11cm" draw:start-shape="id7" draw:start-glue-point="2" draw:end-shape="id9" draw:end-glue-point="4" svg:d="M16875 9000v1000h-2750v1000" svg:viewBox="0 0 2751 2001">
          <text:p/>
        </draw:connector>
        <draw:connector draw:style-name="gr16" draw:text-style-name="P3" draw:layer="layout" svg:x1="23.375cm" svg:y1="9cm" svg:x2="14.125cm" svg:y2="11cm" draw:start-shape="id8" draw:start-glue-point="2" draw:end-shape="id9" draw:end-glue-point="4" svg:d="M23375 9000v1000h-9250v1000" svg:viewBox="0 0 9251 2001">
          <text:p/>
        </draw:connector>
        <draw:frame draw:style-name="gr17" draw:text-style-name="P5" draw:layer="layout" svg:width="1cm" svg:height="0.886cm" svg:x="7.5cm" svg:y="2.25cm">
          <draw:text-box>
            <text:p>If</text:p>
          </draw:text-box>
        </draw:frame>
        <draw:frame draw:style-name="gr18" draw:text-style-name="P5" draw:layer="layout" svg:width="2.25cm" svg:height="0.886cm" svg:x="12.25cm" svg:y="2.25cm">
          <draw:text-box>
            <text:p>Else if</text:p>
          </draw:text-box>
        </draw:frame>
        <draw:frame draw:style-name="gr18" draw:text-style-name="P5" draw:layer="layout" svg:width="2.25cm" svg:height="0.886cm" svg:x="17.25cm" svg:y="2.25cm">
          <draw:text-box>
            <text:p>Else if</text:p>
          </draw:text-box>
        </draw:frame>
        <draw:frame draw:style-name="gr18" draw:text-style-name="P5" draw:layer="layout" svg:width="2.25cm" svg:height="0.886cm" svg:x="23.5cm" svg:y="5.614cm">
          <draw:text-box>
            <text:p>Else</text:p>
          </draw:text-box>
        </draw:frame>
        <draw:frame draw:style-name="gr18" draw:text-style-name="P5" draw:layer="layout" svg:width="1cm" svg:height="0.886cm" svg:x="21.5cm" svg:y="4.864cm">
          <draw:text-box>
            <text:p>F</text:p>
          </draw:text-box>
        </draw:frame>
        <draw:frame draw:style-name="gr18" draw:text-style-name="P5" draw:layer="layout" svg:width="1cm" svg:height="0.886cm" svg:x="16.25cm" svg:y="4.864cm">
          <draw:text-box>
            <text:p>F</text:p>
          </draw:text-box>
        </draw:frame>
        <draw:frame draw:style-name="gr18" draw:text-style-name="P5" draw:layer="layout" svg:width="1cm" svg:height="0.886cm" svg:x="11.5cm" svg:y="5cm">
          <draw:text-box>
            <text:p>F</text:p>
          </draw:text-box>
        </draw:frame>
        <draw:frame draw:style-name="gr18" draw:text-style-name="P5" draw:layer="layout" svg:width="1cm" svg:height="0.886cm" svg:x="19.5cm" svg:y="6.1cm">
          <draw:text-box>
            <text:p>T</text:p>
          </draw:text-box>
        </draw:frame>
        <draw:frame draw:style-name="gr18" draw:text-style-name="P5" draw:layer="layout" svg:width="1cm" svg:height="0.886cm" svg:x="14.5cm" svg:y="6.114cm">
          <draw:text-box>
            <text:p>T</text:p>
          </draw:text-box>
        </draw:frame>
        <draw:frame draw:style-name="gr18" draw:text-style-name="P5" draw:layer="layout" svg:width="1cm" svg:height="0.886cm" svg:x="9.5cm" svg:y="6.114cm">
          <draw:text-box>
            <text:p>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02:11:56.006524880</meta:creation-date>
    <dc:date>2021-09-05T02:58:53.962782566</dc:date>
    <meta:editing-duration>PT34M28S</meta:editing-duration>
    <meta:editing-cycles>2</meta:editing-cycles>
    <meta:generator>LibreOffice/7.2.0.4$Linux_X86_64 LibreOffice_project/20$Build-4</meta:generator>
    <meta:document-statistic meta:object-count="31"/>
  </office:meta>
</office:document-meta>
</file>